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9.373cm" svg:x="0.026cm" svg:y="2.369cm" svg:viewBox="0 0 14061 9374" svg:d="M0 4687l4687 4687M4687 9374l1172-1172M5859 8202l-2344-2344M3515 5858h10546M14061 5858v-2343M14061 3515h-10546M3515 3515l2344-2343M5859 1172l-1172-1172M4687 0l-4687 468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